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 style:list-style-name="WW8Num7">
      <style:text-properties officeooo:rsid="001b24b7" officeooo:paragraph-rsid="002361da"/>
    </style:style>
    <style:style style:name="P9" style:family="paragraph" style:parent-style-name="Text_20_body">
      <style:text-properties officeooo:rsid="001b24b7" officeooo:paragraph-rsid="001b24b7"/>
    </style:style>
    <style:style style:name="P10" style:family="paragraph" style:parent-style-name="Text_20_body" style:list-style-name="WW8Num7">
      <style:text-properties officeooo:rsid="001cd1e9" officeooo:paragraph-rsid="002361da"/>
    </style:style>
    <style:style style:name="P11" style:family="paragraph" style:parent-style-name="Text_20_body">
      <style:text-properties officeooo:rsid="00222589" officeooo:paragraph-rsid="00222589"/>
    </style:style>
    <style:style style:name="P12" style:family="paragraph" style:parent-style-name="Text_20_body" style:list-style-name="WW8Num7">
      <style:text-properties officeooo:rsid="002361da" officeooo:paragraph-rsid="002361da"/>
    </style:style>
    <style:style style:name="P13" style:family="paragraph" style:parent-style-name="Heading_20_2">
      <style:text-properties officeooo:rsid="001b24b7" officeooo:paragraph-rsid="001b24b7"/>
    </style:style>
    <style:style style:name="P14" style:family="paragraph" style:parent-style-name="Heading_20_2" style:list-style-name="WW8Num7">
      <style:paragraph-properties fo:margin-left="0cm" fo:margin-right="0cm" fo:text-indent="0cm" style:auto-text-indent="false"/>
      <style:text-properties style:font-name="Times New Roman" fo:font-weight="normal" officeooo:rsid="001e058c" officeooo:paragraph-rsid="002361da" style:font-weight-asian="normal" style:font-weight-complex="normal"/>
    </style:style>
    <style:style style:name="P15" style:family="paragraph" style:parent-style-name="Heading_20_1">
      <style:text-properties officeooo:rsid="001b24b7" officeooo:paragraph-rsid="001b24b7"/>
    </style:style>
    <style:style style:name="P16" style:family="paragraph" style:parent-style-name="Heading_20_1">
      <style:paragraph-properties fo:margin-left="0cm" fo:margin-right="0cm" fo:text-indent="0cm" style:auto-text-indent="false"/>
    </style:style>
    <style:style style:name="P17" style:family="paragraph" style:parent-style-name="Heading_20_1" style:list-style-name="WW8Num7">
      <style:paragraph-properties fo:margin-left="0cm" fo:margin-right="0cm" fo:text-indent="0cm" style:auto-text-indent="false"/>
      <style:text-properties officeooo:paragraph-rsid="002361da"/>
    </style:style>
    <style:style style:name="P18" style:family="paragraph" style:parent-style-name="Heading" style:master-page-name="Standard">
      <style:paragraph-properties style:page-number="auto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2361d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22589" style:font-size-asian="10pt"/>
    </style:style>
    <style:style style:name="T7" style:family="text">
      <style:text-properties officeooo:rsid="001b24b7"/>
    </style:style>
    <style:style style:name="T8" style:family="text">
      <style:text-properties officeooo:rsid="001b15aa"/>
    </style:style>
    <style:style style:name="T9" style:family="text">
      <style:text-properties officeooo:rsid="001e058c"/>
    </style:style>
    <style:style style:name="T10" style:family="text">
      <style:text-properties officeooo:rsid="00222589"/>
    </style:style>
    <style:style style:name="T11" style:family="text">
      <style:text-properties officeooo:rsid="00233d15"/>
    </style:style>
    <style:style style:name="T12" style:family="text">
      <style:text-properties officeooo:rsid="002361da"/>
    </style:style>
    <style:style style:name="T13" style:family="text">
      <style:text-properties style:font-name="Times New Roman" fo:font-weight="normal" officeooo:rsid="002361da" style:font-weight-asian="normal" style:font-weight-complex="normal"/>
    </style:style>
    <style:style style:name="T14" style:family="text">
      <style:text-properties style:font-name="Times New Roman" fo:font-size="10pt" fo:font-weight="normal" officeooo:rsid="002361da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8">Uber – Aplicativo de Passageiros</text:span><text:line-break/><text:span text:style-name="T7">UC008 – Editar conta</text:span></text:h>
      <text:h text:style-name="P15" text:outline-level="1">Breve descrição</text:h>
      <text:p text:style-name="P11">O usuário não está satisfeito com seus dados atuais, ele deseja alterá-los.</text:p>
      <text:h text:style-name="P15" text:outline-level="1">Breve descrição dos atores</text:h>
      <text:h text:style-name="P13" text:outline-level="2">Usuário</text:h>
      <text:h text:style-name="P15" text:outline-level="1">Pré-condição</text:h>
      <text:p text:style-name="P7">- O usuário deve estar conectado a internet.</text:p>
      <text:p text:style-name="P7">- O usuário deve possuir um cadastro no aplicativo.</text:p>
      <text:p text:style-name="P7">- <text:span text:style-name="T10">O usuário deve estar logado.</text:span></text:p>
      <text:p text:style-name="P7">- <text:span text:style-name="T10">O usuário deve conseguir acessar o menu.</text:span></text:p>
      <text:h text:style-name="P15" text:outline-level="1">Fluxo básico de eventos</text:h>
      <text:list xml:id="list5554194906776015772" text:style-name="WW8Num7">
        <text:list-item>
          <text:p text:style-name="P8">O caso se inicia quando o usuário incia o aplicativo estando <text:span text:style-name="T11">logado.</text:span></text:p>
        </text:list-item>
        <text:list-item>
          <text:p text:style-name="P8">O usuário <text:span text:style-name="T12">realiza o caso de uso “UC007 – Abrir configurações.”</text:span></text:p>
        </text:list-item>
        <text:list-item>
          <text:p text:style-name="P12">O usuário aperta no bloco contendo seu nome e seu número.</text:p>
        </text:list-item>
        <text:list-item>
          <text:p text:style-name="P12">O usuário altera os dados que desejar.</text:p>
        </text:list-item>
        <text:list-item>
          <text:p text:style-name="P12">As alterações são salvas.</text:p>
        </text:list-item>
        <text:list-item>
          <text:p text:style-name="P10">O caso de uso termina.</text:p>
          <text:h text:style-name="P17" text:outline-level="1"><text:span text:style-name="T12">5 <text:s text:c="3"/></text:span>P<text:span text:style-name="T9">ós-condição</text:span></text:h>
          <text:list>
            <text:list-header>
              <text:h text:style-name="P14" text:outline-level="2"><text:s text:c="14"/>- O usuário deve <text:span text:style-name="T12">poder alterar todos os dados da conta.</text:span></text:h>
            </text:list-header>
          </text:list>
        </text:list-item>
      </text:list>
      <text:p text:style-name="P19"><text:span text:style-name="T13"><text:tab/>-</text:span><text:span text:style-name="T14"> Despois de alterado, os novos dados devem permanecer assim até o usuário desejar mudá-los <text:tab/>novamente.</text:span></text:p>
      <text:h text:style-name="P16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fo:font-size="10pt" officeooo:rsid="00222589" style:font-size-asian="10pt"/>
    </style:style>
    <style:style style:name="MT5" style:family="text">
      <style:text-properties officeooo:rsid="001b24b7"/>
    </style:style>
    <style:style style:name="MT6" style:family="text">
      <style:text-properties officeooo:rsid="001b15aa"/>
    </style:style>
    <style:style style:name="MT7" style:family="text">
      <style:text-properties fo:font-size="10pt" officeooo:rsid="001fb32b" style:font-size-asian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</text:span><text:span text:style-name="MT4">8 – Editar conta</text:span></text:p>
            </table:table-cell>
            <table:table-cell table:style-name="Tabela2.B1" office:value-type="string">
              <text:p text:style-name="MP3"><text:s text:c="2"/>Dat<text:span text:style-name="MT5">a</text:span>: <text:s/><text:span text:style-name="MT6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7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3:03:11.393164531</dc:date>
    <meta:editing-cycles>9</meta:editing-cycles>
    <meta:editing-duration>PT34M26S</meta:editing-duration>
    <meta:generator>LibreOffice/5.1.6.2$Linux_X86_64 LibreOffice_project/10m0$Build-2</meta:generator>
    <meta:document-statistic meta:table-count="2" meta:image-count="0" meta:object-count="0" meta:page-count="1" meta:paragraph-count="24" meta:word-count="169" meta:character-count="973" meta:non-whitespace-character-count="812"/>
  </office:meta>
</office:document-meta>
</file>